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paragraph-rsid="000ef206"/>
    </style:style>
    <style:style style:name="T1" style:family="text">
      <style:text-properties style:font-name="Liberation Serif" fo:font-size="18pt" fo:font-weight="bold" officeooo:rsid="001edace" style:font-name-asian="Noto Serif CJK SC" style:font-size-asian="18pt" style:font-weight-asian="bold" style:font-name-complex="Lohit Devanagari" style:font-size-complex="18pt" style:font-weight-complex="bold"/>
    </style:style>
    <style:style style:name="T2" style:family="text">
      <style:text-properties officeooo:rsid="0021b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Error Handling</text:span> 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file_operation" text:style-name="Internet_20_link" text:visited-style-name="Visited_20_Internet_20_Link">https://github.com/kishanpatel-simform/lms_practical/tree/master/file_operation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09:52:13.023834442</dc:date>
    <meta:editing-duration>PT2M5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7" meta:non-whitespace-character-count="128"/>
  </office:meta>
</office:document-meta>
</file>